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СЛАЙД</text:p>
      <text:p text:style-name="Standard"/>
      <text:p text:style-name="Standard">В период классического средевековья основной организационной единицей в войске было рыцарское "Копье". Это была прожденная феодальной структурой боевая единица которая организовывалась низшей ступенью феодальной иерархии - рыцарем как личный боевой отряд. Поскольку в средневековье основной боевой силой армии были рыцари, именно вокруг рыцаря и выстраивался его боевой отряд. Численность копья ограничивалась финансовыми возможностями рыцаря.</text:p>
      <text:p text:style-name="Standard"/>
      <text:p text:style-name="P1">3 СЛАЙД</text:p>
      <text:p text:style-name="P1"/>
      <text:p text:style-name="Standard">Копье в XIII-начале XIV в. состояло во Франции из следующих воинов:</text:p>
      <text:p text:style-name="Standard">1. рыцарь,</text:p>
      <text:p text:style-name="Standard">2. оруженосец,</text:p>
      <text:p text:style-name="Standard">3. кутилье (вспомогательный конный воин в доспехе, не имеющий рыцарского достинства),</text:p>
      <text:p text:style-name="Standard">4. 4 - 6 лучников или арбалетчиков,</text:p>
      <text:p text:style-name="Standard">5. 2 - 4 пеших воина.</text:p>
      <text:p text:style-name="Standard"/>
      <text:p text:style-name="Standard">В Германии численность Копья была несколько меньшей:</text:p>
      <text:p text:style-name="Standard">1. рыцарь,</text:p>
      <text:p text:style-name="Standard">2. оруженосец,</text:p>
      <text:p text:style-name="Standard">3. 1-2 лучника,</text:p>
      <text:p text:style-name="Standard">4. 2-3 пеших воина</text:p>
      <text:p text:style-name="Standard"/>
      <text:p text:style-name="P1">4 СЛАЙД</text:p>
      <text:p text:style-name="P1"/>
      <text:p text:style-name="Standard">В XV в., чтобы упорядочить формирование армии, состав копья стали делать фиксированным.</text:p>
      <text:p text:style-name="Standard"/>
      <text:p text:style-name="Standard">В Бургундии декреты герцога Карла Смелого от 1471-1473 годов определили структуру армии в 1250 копий унифицированного состава. По декретам состав Копья был следующим:</text:p>
      <text:p text:style-name="Standard">1. рыцарь,</text:p>
      <text:p text:style-name="Standard">2. оруженосец</text:p>
      <text:p text:style-name="Standard">3. кутилье</text:p>
      <text:p text:style-name="Standard">4. 3 конных лучника</text:p>
      <text:p text:style-name="Standard">5. арбалетчик</text:p>
      <text:p text:style-name="Standard">6. стрелок из кулеврины</text:p>
      <text:p text:style-name="Standard">7. пеший копейщик</text:p>
      <text:p text:style-name="Standard"/>
      <text:p text:style-name="Standard">Кулеврина - огнестрельное оружие, предок мушкета и лёгкой пушки.</text:p>
      <text:p text:style-name="Standard"/>
      <text:p text:style-name="Standard">Во Франции при короле Карле VII в 1445 г. численность копья была установлена в составе:</text:p>
      <text:p text:style-name="Standard">1. рыцарь,</text:p>
      <text:p text:style-name="Standard">2. оруженосец,</text:p>
      <text:p text:style-name="Standard">3. кутилье,</text:p>
      <text:p text:style-name="Standard">4. 2 конных стрелка,</text:p>
      <text:p text:style-name="Standard">5. пеший воин</text:p>
      <text:p text:style-name="Standard"/>
      <text:p text:style-name="P1"/>
      <text:p text:style-name="P1"/>
      <text:p text:style-name="P1"/>
      <text:p text:style-name="P1"/>
      <text:p text:style-name="P1"><text:soft-page-break/>5 СЛАЙД</text:p>
      <text:p text:style-name="P1"/>
      <text:p text:style-name="Standard">Копьем командовал рыцарь-башелье, отличием был флаг с раздвоенным концом. Несколько Копий (4 - 6) объединялись в Знамя. Знаменем командовал рыцарь-баннерет, отличием был квадратный флаг. Несколько Знамен объединялись в полк, которые как правило возглавлялись титулованными аристократами.</text:p>
      <text:p text:style-name="Standard"/>
      <text:p text:style-name="Standard">Могли быть случаи, когда баннерет не возглавлял несколько Копий, а формировал одно большое Копье. В этом случае в состав Копья входило дополнительно несколько башелье, не имевших собственного Копья. Также возрастало число простых воинов, после чего численность копья могла составлять до 25-30 человек.</text:p>
      <text:p text:style-name="Standard"/>
      <text:p text:style-name="Standard">Иной была структура военно-монашеских орденов. Орден состоял из комтурий. Комтурия - 12 рыцарей-братьев и 1 комтур. Комтурия базировалась в отдельном замке. К ней было приписано до 100 вспомогательных воинов. Также к ней могли на время присоединяться рыцари-паломники, которые не являясь членами ордена, добровольно участвовали в его походах.</text:p>
      <text:p text:style-name="Standard"/>
      <text:p text:style-name="P1">6 СЛАЙД</text:p>
      <text:p text:style-name="P1"/>
      <text:p text:style-name="Standard">Теперь перейдём к тому как действовала армия на поле боя.</text:p>
      <text:p text:style-name="Standard"/>
      <text:p text:style-name="Standard">Кавалерия обычно делилась на три группы, или дивизии, которые посылались в бой одна за другой. Первая волна должна была прорваться сквозь ряды неприятеля или разбить их так, чтобы могли прорваться вторая или третья волна. Но на практике рыцари действовали по-своему в ущерб любым планам военачальника. Рыцари, главным образом, были заинтересованы в почестях и славе, поэтому бросались в атаку, как только видели неприятеля. Поэтому иногда военачальники спешивали рыцарей, чтобы лучше контролировать их. Это был распространенный вариант действий в маленькой армии. Спешенные рыцари поддерживали боевую мощь и моральный дух обычной пехоты.</text:p>
      <text:p text:style-name="Standard"/>
      <text:p text:style-name="P1">7 СЛАЙД</text:p>
      <text:p text:style-name="P1"/>
      <text:p text:style-name="Standard">Спешенные рыцари и другие пешие солдаты бились из-за кольев или других военных сооружений, призванных ослабить мощь кавалерийских атак. </text:p>
      <text:p text:style-name="Standard"/>
      <text:p text:style-name="Standard">На слайде проиллюстрировано, как из-за кольев стреляют лучники.</text:p>
      <text:p text:style-name="Standard"/>
      <text:p text:style-name="P1">8 СЛАЙД</text:p>
      <text:p text:style-name="P1"/>
      <text:p text:style-name="Standard">Стрелковые войска состояли из лучников, использовавших луки нескольких типов (на слайде длинный и короткий луки). Длинный лук обладает большей пробивной силой и дальностью полёта, а короткий более скорострельный и удобен для конных стрелков. Преимуществом лучников была возможность убивать или ранить врагов на расстоянии, не вступая в рукопашный бой.</text:p>
      <text:p text:style-name="Standard">Также длинный лук называют иногда английским, из-за разработанного англичанами метода "стрелового вала". Вместо стрельбы по индивидуальным мишеням, лучники с длинными луками стреляли по площадям, занятым неприятелем. Это позволило им выигрывать сухопутные сражения, несмотря на то что враги обычно превосходили их по численности.</text:p>
      <text:p text:style-name="Standard"/>
      <text:p text:style-name="Standard">Стоит также отметить, что рыцари считали убийство из лука позорным. В связи с чем в период раннего средневековья, луки не были особо популярными в арм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2:49:47.715375314</meta:creation-date>
    <dc:date>2022-11-24T12:51:15.481560691</dc:date>
    <meta:editing-duration>PT1M28S</meta:editing-duration>
    <meta:editing-cycles>1</meta:editing-cycles>
    <meta:document-statistic meta:table-count="0" meta:image-count="0" meta:object-count="0" meta:page-count="2" meta:paragraph-count="45" meta:word-count="580" meta:character-count="4066" meta:non-whitespace-character-count="3530"/>
    <meta:generator>LibreOffice/7.3.7.2$Linux_X86_64 LibreOffice_project/30$Build-2</meta:generator>
  </office:meta>
</office:document-meta>
</file>